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23088f" officeooo:paragraph-rsid="0023088f" style:font-weight-asian="normal" style:font-weight-complex="normal"/>
    </style:style>
    <style:style style:name="T1" style:family="text">
      <style:text-properties officeooo:rsid="001dedb0"/>
    </style:style>
    <style:style style:name="T2" style:family="text">
      <style:text-properties officeooo:rsid="001e558d"/>
    </style:style>
    <style:style style:name="T3" style:family="text">
      <style:text-properties officeooo:rsid="001e9114"/>
    </style:style>
    <style:style style:name="T4" style:family="text">
      <style:text-properties officeooo:rsid="001f75dc"/>
    </style:style>
    <style:style style:name="T5" style:family="text">
      <style:text-properties officeooo:rsid="0020ebc9"/>
    </style:style>
    <style:style style:name="T6" style:family="text">
      <style:text-properties officeooo:rsid="0022303f"/>
    </style:style>
    <style:style style:name="T7" style:family="text">
      <style:text-properties officeooo:rsid="0023088f"/>
    </style:style>
    <style:style style:name="T8" style:family="text">
      <style:text-properties officeooo:rsid="00272f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e poète s’en va dans les champs</text:span>»</text:p>
      <text:p text:style-name="P1"/>
      <text:p text:style-name="P2"><text:tab/><text:span text:style-name="T1">Au XIXe siècle, Victor Hugo écrit les Contemplations, alors qu’il est en exil, suite au coup d’état de Napoléon. Cette œuvre est constituée de six livres. Le premier, intitulé «Aurore», est le livre des commencements : il déploie les thèmes du printemps, de l’enfance, </text:span><text:span text:style-name="T2">de la jeunesse et de ses amours. Il évoque aussi le début de la carrière du poète. Le poème dont je vais vous faire l’explication linéaire aujourd’hui y figure, c’est le poème II.</text:span></text:p>
      <text:p text:style-name="P2"/>
      <text:p text:style-name="P3">Je vais procéder à la lecture du poème.</text:p>
      <text:p text:style-name="P4">TODO : Coller le texte ici.</text:p>
      <text:p text:style-name="P3"/>
      <text:p text:style-name="P3"><text:tab/><text:span text:style-name="T3">D’emblée, le titre du poème nous oriente sur une portée thématique naturelle. </text:span>Dans la préface des Contemplations, Victor Hugo définit son œuvre comme les mémoires d’une âme. Nous allons comprendre comment cette âme se met en communion avec la nature dans une forme d’unité. <text:span text:style-name="T3">En effet, nous verrons premièrement que les sens du poète sont éveillés par la nature. Ensuite, nous étudierons la réaction de la nature et enfin en particulier la réaction des arbres.</text:span></text:p>
      <text:p text:style-name="P3"/>
      <text:p text:style-name="P3"><text:tab/><text:span text:style-name="T3">Pour commencer, </text:span><text:span text:style-name="T5">on</text:span><text:span text:style-name="T3"> remarque que les sens du poète sont éveillés par la nature : «admire», «écoute». La nature permet au poète d’exprimer ses sentiments intimes de manière mélodieuse : «Il écoute en lui-même une lyre». </text:span><text:span text:style-name="T4">Ce poème relève donc du registre lyrique.</text:span></text:p>
      <text:p text:style-name="P3"><text:tab/><text:span text:style-name="T5">Dans le deuxième mouvement, on observe que la nature accueille le poète avec une importante bienveillance. En effet, elle se montre magnifique, fleurie et colorée, davantage qu’une pierre précieuse : « les fleurs […] qui des rubis font pâlir les couleurs». Et ce malgré leur taille soulignée par la répétition de l’adjectif qualificatif «petites» au vers 6. On observe également une manifestation de la nature qui souhaite se faire remarquer et plaire au poète : «s’agitant» , «grands airs coquets». Il existe même une relation amoureuse entre le poète et la nature : «notre amoureux».</text:span></text:p>
      <text:p text:style-name="P3"><text:tab/><text:span text:style-name="T5">Enfin, nous pouvons </text:span><text:span text:style-name="T6">voir que les arbres ont une réaction de respect et de sagesse : «tous ces vieillards», «grands saluts». Nous voyons donc ici que les arbres et la nature sont personnifiés pour être rendu plus vivants. De plus, l’énumération du vers 13 fait ressentir l’énergie qui circule telle la sève des arbres. </text:span><text:span text:style-name="T7">Le poète considère ces arbres </text:span><text:span text:style-name="T8">tels de vieux sages respectables contrairement aux arbres qui considèrent le poète comme un rêveur : «Le rêveur». Un accord mystérieux semble donc être établit entre l’arbre et le poète.</text:span></text:p>
      <text:p text:style-name="P3"/>
      <text:p text:style-name="P3"><text:tab/><text:span text:style-name="T8">Nous avons donc vu que la nature est représentée comme une sage accueillante par le poète, fantaisiste aux yeux de cette dernière qui entretient une relation lyrique et inspirante avec celui-ci. Le poète met donc son âme en communion avec la nature en trouvant refuge en celle-ci tel un misanthrope et en la personnifi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09T12:07:54.643026021</dc:date>
    <meta:editing-duration>PT41M40S</meta:editing-duration>
    <meta:editing-cycles>9</meta:editing-cycles>
    <meta:document-statistic meta:table-count="0" meta:image-count="0" meta:object-count="0" meta:page-count="1" meta:paragraph-count="9" meta:word-count="454" meta:character-count="2712" meta:non-whitespace-character-count="2261"/>
  </office:meta>
</office:document-meta>
</file>